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 Mono" svg:font-family="'Bitstream Vera Sans Mono', Courier, monospace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0.1874in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4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P5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margin-left="0in" fo:margin-right="0in" fo:margin-top="0in" fo:margin-bottom="0.139in" fo:line-height="0.1917in" fo:text-align="start" style:justify-single-word="false" fo:text-indent="0in" style:auto-text-indent="false" style:page-number="auto"/>
    </style:style>
    <style:style style:name="P8" style:family="paragraph" style:parent-style-name="Standard" style:list-style-name="WWNum25">
      <style:paragraph-properties fo:margin-left="0.5in" fo:margin-right="0in" fo:margin-top="0in" fo:margin-bottom="0in" fo:line-height="0.1917in" fo:text-align="start" style:justify-single-word="false" fo:text-indent="-0.25in" style:auto-text-indent="false"/>
    </style:style>
    <style:style style:name="P9" style:family="paragraph" style:parent-style-name="Standard">
      <style:paragraph-properties fo:margin-left="0.5in" fo:margin-right="0in" fo:margin-top="0in" fo:margin-bottom="0in" fo:line-height="0.1874in" fo:text-align="start" style:justify-single-word="false" fo:text-indent="-0.2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Standard">
      <style:paragraph-properties fo:margin-left="0.5in" fo:margin-right="0in" fo:margin-top="0in" fo:margin-bottom="0.139in" fo:line-height="0.1917in" fo:text-align="start" style:justify-single-word="false" fo:text-indent="-0.25in" style:auto-text-indent="false"/>
    </style:style>
    <style:style style:name="P11" style:family="paragraph" style:parent-style-name="Standard" style:list-style-name="WWNum25">
      <style:paragraph-properties fo:margin-left="0.5in" fo:margin-right="0in" fo:margin-top="0in" fo:margin-bottom="0.139in" fo:line-height="0.1917in" fo:text-align="start" style:justify-single-word="false" fo:text-indent="-0.25in" style:auto-text-indent="false"/>
    </style:style>
    <style:style style:name="P12" style:family="paragraph" style:parent-style-name="Standard">
      <style:paragraph-properties fo:margin-left="0.5in" fo:margin-right="0in" fo:margin-top="0.1252in" fo:margin-bottom="0.1252in" fo:line-height="0.2083in" fo:text-align="start" style:justify-single-word="false" fo:text-indent="-0.25in" style:auto-text-indent="false"/>
    </style:style>
    <style:style style:name="P13" style:family="paragraph" style:parent-style-name="Standard" style:list-style-name="WWNum25">
      <style:paragraph-properties fo:margin-left="1in" fo:margin-right="0in" fo:margin-top="0in" fo:margin-bottom="0in" fo:line-height="0.1917in" fo:text-align="start" style:justify-single-word="false" fo:text-indent="-0.25in" style:auto-text-indent="false"/>
    </style:style>
    <style:style style:name="P14" style:family="paragraph" style:parent-style-name="Standard">
      <style:paragraph-properties fo:margin-left="0.25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P15" style:family="paragraph" style:parent-style-name="Standard">
      <style:paragraph-properties fo:margin-left="0.25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6" style:family="paragraph" style:parent-style-name="Standard">
      <style:paragraph-properties fo:margin-left="0.25in" fo:margin-right="0in" fo:margin-top="0in" fo:margin-bottom="0.139in" fo:line-height="0.1917in" fo:text-align="start" style:justify-single-word="false" fo:text-indent="0in" style:auto-text-indent="false"/>
    </style:style>
    <style:style style:name="P17" style:family="paragraph" style:parent-style-name="Heading_20_2">
      <style:paragraph-properties fo:margin-left="0in" fo:margin-right="0in" fo:margin-top="0in" fo:margin-bottom="0in" style:line-height-at-least="0.1874in" fo:orphans="2" fo:widows="2" fo:text-indent="0in" style:auto-text-indent="false" fo:padding="0in" fo:border="none"/>
      <style:text-properties fo:font-variant="normal" fo:text-transform="none" fo:color="#333333" style:font-name="Helvetica" fo:font-size="9.75pt" fo:letter-spacing="normal" fo:font-style="normal" fo:font-weight="bold"/>
    </style:style>
    <style:style style:name="P18" style:family="paragraph" style:parent-style-name="Heading_20_2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font-variant="normal" fo:text-transform="none" fo:color="#333333" style:text-position="0% 0%" style:font-name="Helvetica" fo:font-size="9.75pt" fo:letter-spacing="normal" fo:font-style="normal" fo:font-weight="bold" style:font-name-asian="Calibri1" style:font-size-asian="11pt" style:font-name-complex="Calibri1"/>
    </style:style>
    <style:style style:name="P19" style:family="paragraph" style:parent-style-name="Preformatted_20_Text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0" style:family="paragraph" style:parent-style-name="Preformatted_20_Text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21" style:family="paragraph" style:parent-style-name="Preformatted_20_Text">
      <style:paragraph-properties fo:margin-top="0in" fo:margin-bottom="0in" fo:orphans="2" fo:widows="2" fo:padding="0in" fo:border="none"/>
      <style:text-properties fo:font-variant="normal" fo:text-transform="none" fo:color="#333333" fo:letter-spacing="normal"/>
    </style:style>
    <style:style style:name="T1" style:family="text">
      <style:text-properties fo:color="#00000a" style:text-position="0% 0%" style:font-name="Calibri" fo:font-size="11pt" fo:letter-spacing="normal" style:text-underline-style="solid" style:text-underline-width="auto" style:text-underline-color="font-color" fo:font-weight="bold" style:font-name-asian="Calibri1" style:font-size-asian="11pt" style:font-weight-asian="bold" style:font-name-complex="Calibri1"/>
    </style:style>
    <style:style style:name="T2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3" style:family="text"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T4" style:family="text">
      <style:text-properties fo:color="#00000a" style:text-position="0% 0%" style:font-name="Calibri" fo:font-size="11pt" fo:letter-spacing="normal" fo:font-weight="normal" style:font-name-asian="Calibri1" style:font-size-asian="11pt" style:font-weight-asian="normal" style:font-name-complex="Calibri1" style:font-weight-complex="normal"/>
    </style:style>
    <style:style style:name="T5" style:family="text">
      <style:text-properties fo:color="#00000a" style:text-position="0% 0%" style:font-name="Calibri" fo:font-size="10.5pt" fo:letter-spacing="normal" fo:font-weight="bold" style:font-name-asian="Calibri1" style:font-size-asian="10.5pt" style:font-weight-asian="bold" style:font-name-complex="Calibri1"/>
    </style:style>
    <style:style style:name="T6" style:family="text">
      <style:text-properties fo:color="#00000a" style:text-position="0% 0%" style:font-name="Calibri" fo:font-size="10.5pt" fo:letter-spacing="normal" style:font-name-asian="Calibri1" style:font-size-asian="10.5pt" style:font-name-complex="Calibri1"/>
    </style:style>
    <style:style style:name="T7" style:family="text">
      <style:text-properties fo:color="#0000ff" style:text-position="0% 0%" style:font-name="Calibri" fo:font-size="11pt" fo:letter-spacing="normal" style:text-underline-style="solid" style:text-underline-width="auto" style:text-underline-color="font-color" style:font-name-asian="Calibri1" style:font-size-asian="11pt" style:font-name-complex="Calibri1"/>
    </style:style>
    <style:style style:name="T8" style:family="text">
      <style:text-properties fo:color="#222222" style:text-position="0% 0%" style:font-name="Calibri" fo:font-size="10.5pt" fo:letter-spacing="normal" style:font-name-asian="Calibri1" style:font-size-asian="10.5pt" style:font-name-complex="Calibri1"/>
    </style:style>
    <style:style style:name="T9" style:family="text">
      <style:text-properties fo:color="#000000" style:text-position="0% 0%" style:font-name="Calibri" fo:font-size="10pt" fo:letter-spacing="normal" style:font-name-asian="Calibri1" style:font-size-asian="10pt" style:font-name-complex="Calibri1"/>
    </style:style>
    <style:style style:name="T10" style:family="text">
      <style:text-properties fo:color="#000000" style:text-position="0% 0%" style:font-name="Consolas" fo:font-size="10.5pt" fo:letter-spacing="normal" style:font-name-asian="Consolas1" style:font-size-asian="10.5pt" style:font-name-complex="Consolas1"/>
    </style:style>
    <style:style style:name="T11" style:family="text">
      <style:text-properties style:font-name="Bitstream Vera Sans Mono" fo:font-size="9.75pt" fo:font-style="normal" fo:font-weight="normal"/>
    </style:style>
    <style:style style:name="T12" style:family="text">
      <style:text-properties fo:font-variant="normal" fo:text-transform="none" fo:color="#333333" fo:letter-spacing="normal"/>
    </style:style>
    <style:style style:name="T13" style:family="text">
      <style:text-properties fo:font-variant="normal" fo:text-transform="none" fo:color="#4183c4" style:text-line-through-style="none" style:font-name="Bitstream Vera Sans Mono" fo:font-size="9.7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tall RoR on local machine:</text:span></text:p>
      <text:list xml:id="list43161340" text:style-name="WWNum25">
        <text:list-item>
          <text:p text:style-name="P11"><text:span text:style-name="T2">Run jxpiinstall.exe (Java install)</text:span></text:p>
        </text:list-item>
        <text:list-item>
          <text:p text:style-name="P11"><text:span text:style-name="T2">Run NetBeans installator</text:span></text:p>
        </text:list-item>
        <text:list-item>
          <text:p text:style-name="P11"><text:span text:style-name="T2">Download and install Ruby from </text:span><text:a xlink:type="simple" xlink:href="http://rubyinstaller.org/"><text:span text:style-name="T7">http://rubyinstaller.org/</text:span></text:a><text:span text:style-name="T2"> (for Windows)</text:span></text:p>
        </text:list-item>
        <text:list-item>
          <text:p text:style-name="P11"><text:span text:style-name="T2">Install RoR: </text:span><text:span text:style-name="T8">gem install rails</text:span></text:p>
        </text:list-item>
        <text:list-item>
          <text:p text:style-name="P11"><text:span text:style-name="T2">Install MySQL</text:span></text:p>
        </text:list-item>
        <text:list-item>
          <text:p text:style-name="P11"><text:span text:style-name="T2">Install .NET 4.0</text:span></text:p>
        </text:list-item>
        <text:list-item>
          <text:p text:style-name="P11"><text:span text:style-name="T2">Install MySQL Workbench</text:span></text:p>
        </text:list-item>
        <text:list-item>
          <text:p text:style-name="P8"><text:span text:style-name="T2">Install MySQL GEM: </text:span><text:span text:style-name="T8">gem install mysql2</text:span></text:p>
        </text:list-item>
        <text:list-item>
          <text:p text:style-name="P8"><text:span text:style-name="T2">Make sure you have </text:span><text:span text:style-name="T3">libmysql.dll</text:span><text:span text:style-name="T2"> from the 5.1.x 32-bit MySQL distribution in PATH or in RUBY_HOME\bin directory. </text:span></text:p>
        </text:list-item>
        <text:list-item>
          <text:p text:style-name="P8"><text:span text:style-name="T2">Install Ruby DevKit :</text:span></text:p>
        </text:list-item>
        <text:list-item>
          <text:p text:style-name="P13"><text:span text:style-name="T2"><text:s/></text:span><text:span text:style-name="T9">ruby dk.rb init</text:span></text:p>
        </text:list-item>
        <text:list-item>
          <text:p text:style-name="P13"><text:span text:style-name="T9">ruby dk.rb install</text:span></text:p>
        </text:list-item>
        <text:list-item>
          <text:p text:style-name="P8"><text:span text:style-name="T2">Unzip redis-2.2.2-win32-win64. Run redis-server</text:span></text:p>
        </text:list-item>
      </text:list>
      <text:p text:style-name="P3"/>
      <text:p text:style-name="P2"><text:span text:style-name="T1">Install git (worklex@ukr.net):</text:span></text:p>
      <text:p text:style-name="P2"><text:a xlink:type="simple" xlink:href="http://help.github.com/win-set-up-git/"><text:span text:style-name="T7">http://help.github.com/win-set-up-git/</text:span></text:a></text:p>
      <text:h text:style-name="P18" text:outline-level="2">Global setup:</text:h>
      <text:p text:style-name="P19"><text:span text:style-name="T12"><text:s/></text:span><text:a xlink:type="simple" xlink:href="http://help.github.com/set-up-git-redirect" office:target-frame-name="_blank" xlink:show="new"><text:span text:style-name="T13">Set up git</text:span></text:a></text:p>
      <text:p text:style-name="P21"><text:s text:c="2"/><text:span text:style-name="T11">git config --global user.name "Your Name"</text:span></text:p>
      <text:p text:style-name="P21"><text:s text:c="2"/><text:span text:style-name="T11">git config --global user.email worklex@ukr.net</text:span></text:p>
      <text:p text:style-name="P19"><text:a xlink:type="simple" xlink:href="https://github.com/account/ssh"><text:span text:style-name="T13">Add your public key</text:span></text:a></text:p>
      <text:p text:style-name="P21"><text:s text:c="6"/></text:p>
      <text:h text:style-name="P17" text:outline-level="2">Next steps:</text:h>
      <text:p text:style-name="P20"><text:s text:c="2"/><text:span text:style-name="T11">mkdir Worklex</text:span></text:p>
      <text:p text:style-name="P21"><text:s text:c="2"/><text:span text:style-name="T11">cd Worklex</text:span></text:p>
      <text:p text:style-name="P21"><text:s text:c="2"/><text:span text:style-name="T11">git init</text:span></text:p>
      <text:p text:style-name="P21"><text:s text:c="2"/><text:span text:style-name="T11">touch README</text:span></text:p>
      <text:p text:style-name="P21"><text:s text:c="2"/><text:span text:style-name="T11">git add README</text:span></text:p>
      <text:p text:style-name="P21"><text:s text:c="2"/><text:span text:style-name="T11">git commit -m 'first commit'</text:span></text:p>
      <text:p text:style-name="P21"><text:s text:c="2"/><text:span text:style-name="T11">git remote add origin git@github.com:Worklex/Worklex.git</text:span></text:p>
      <text:p text:style-name="P21"><text:s text:c="2"/><text:span text:style-name="T11">git push -u origin master</text:span></text:p>
      <text:p text:style-name="P21"><text:s text:c="6"/></text:p>
      <text:h text:style-name="P17" text:outline-level="2">Existing Git Repo?</text:h>
      <text:p text:style-name="P20"><text:s text:c="2"/><text:span text:style-name="T11">cd existing_git_repo</text:span></text:p>
      <text:p text:style-name="P21"><text:s text:c="2"/><text:span text:style-name="T11">git remote add origin git@github.com:Worklex/Worklex.git</text:span></text:p>
      <text:p text:style-name="P21"><text:s text:c="2"/><text:span text:style-name="T11">git push -u origin master</text:span></text:p>
      <text:p text:style-name="P21"><text:s text:c="6"/></text:p>
      <text:p text:style-name="P3"/>
      <text:p text:style-name="P6"><text:soft-page-break/><text:span text:style-name="T2">Install Heroku:</text:span></text:p>
      <text:p text:style-name="P10"><text:span text:style-name="T2">Gem install heroku</text:span></text:p>
      <text:p text:style-name="P10"><text:a xlink:type="simple" xlink:href="http://devcenter.heroku.com/articles/quickstart"><text:span text:style-name="T7">http://devcenter.heroku.com/articles/quickstart</text:span></text:a></text:p>
      <text:p text:style-name="P3"/>
      <text:p text:style-name="P2"><text:span text:style-name="T1">Useful commands:</text:span></text:p>
      <text:p text:style-name="P10"><text:span text:style-name="T3">bundle install</text:span><text:span text:style-name="T2"> – installs all required gems (run in project <text:s/>folder)</text:span></text:p>
      <text:p text:style-name="P10"><text:span text:style-name="T3">rake db:reset –trace</text:span><text:span text:style-name="T2"> – to test rake is healthy and trace any issue (then refresh rake task from NetBeans will show a correct rake tasks list)</text:span></text:p>
      <text:p text:style-name="P10"><text:span text:style-name="T3">bundle exec rake assets:clean tmp:clear assets:precompile RAILS_ENV=production</text:span></text:p>
      <text:p text:style-name="P10"><text:span text:style-name="T3"/></text:p>
      <text:p text:style-name="P5"><text:span text:style-name="T3">Postgre DB:</text:span></text:p>
      <text:p text:style-name="P2"><text:span text:style-name="T4">add user role </text:span><text:a xlink:type="simple" xlink:href="mailto:root@root">root@root</text:a><text:span text:style-name="T4"> from admin console</text:span></text:p>
      <text:p text:style-name="P6"><text:span text:style-name="T2">bundle </text:span><text:a xlink:type="simple" xlink:href="db:setup">db:setup</text:a><text:span text:style-name="T2"> – </text:span><text:span text:style-name="T4">install database</text:span></text:p>
      <text:p text:style-name="P2"><text:span text:style-name="T1">Git commit:</text:span></text:p>
      <text:p text:style-name="P10"><text:span text:style-name="T3">git add .</text:span></text:p>
      <text:p text:style-name="P10"><text:span text:style-name="T3">git commit –m ‘message’</text:span></text:p>
      <text:p text:style-name="P10"><text:span text:style-name="T3">git push or git push -u origin master</text:span></text:p>
      <text:p text:style-name="P14"/>
      <text:p text:style-name="P2"><text:span text:style-name="T1">Heroku deployment:</text:span></text:p>
      <text:p text:style-name="P10"><text:span text:style-name="T2">Install GIT Bash</text:span></text:p>
      <text:p text:style-name="P10"><text:span text:style-name="T2">Generate and add public key to Git</text:span></text:p>
      <text:p text:style-name="P12"><text:span text:style-name="T2">Run: </text:span><text:span text:style-name="T3">gem install heroku</text:span></text:p>
      <text:p text:style-name="P10"><text:span text:style-name="T3">heroku keys:add</text:span></text:p>
      <text:p text:style-name="P12"><text:span text:style-name="T2">Run: </text:span><text:span text:style-name="T3">heroku create worklex </text:span><text:span text:style-name="T5">--stack bamboo-mri-1.9.2</text:span><text:span text:style-name="T6"> (</text:span><text:span text:style-name="T3">git remote rm heroku</text:span><text:span text:style-name="T2"> before</text:span><text:span text:style-name="T6">)</text:span></text:p>
      <text:p text:style-name="P10"><text:span text:style-name="T2">Check sample: </text:span><text:span text:style-name="T3">heroku open</text:span></text:p>
      <text:p text:style-name="P10"><text:span text:style-name="T2">Push app to Heroku: </text:span><text:span text:style-name="T3">git push heroku master</text:span></text:p>
      <text:p text:style-name="P10"><text:span text:style-name="T3">heroku rake db:setup</text:span><text:span text:style-name="T2"> (for first run)</text:span></text:p>
      <text:p text:style-name="P10"><text:soft-page-break/><text:span text:style-name="T3">heroku rake db:migrate</text:span></text:p>
      <text:p text:style-name="P4"/>
      <text:p text:style-name="P1"><text:span text:style-name="T10">heroku console “File.open('log/production.log', 'r').each_line { |line| puts line }”</text:span></text:p>
      <text:p text:style-name="P3"/>
      <text:p text:style-name="P2"><text:span text:style-name="T2">Install thin:</text:span></text:p>
      <text:p text:style-name="P9"><text:span text:style-name="T10">gem install eventmachine --pre</text:span></text:p>
      <text:p text:style-name="P9"><text:span text:style-name="T10">gem install thin</text:span></text:p>
      <text:p text:style-name="P10"><text:span text:style-name="T2">thin -e production start -D -V</text:span></text:p>
      <text:p text:style-name="P15"/>
      <text:p text:style-name="P16"><text:a xlink:type="simple" xlink:href="http://railsinstaller.org/"><text:span text:style-name="T7">http://railsinstaller.org/</text:span></text:a><text:span text:style-name="T2"> - all 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 Mono" svg:font-family="'Bitstream Vera Sans Mono', Courier, monospace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8T03:51:40.34</dc:date>
    <dc:creator>Oleh </dc:creator>
    <meta:generator>OpenOffice.org/3.2$Win32 OpenOffice.org_project/320m18$Build-9502</meta:generator>
    <meta:editing-duration>PT04H49M03S</meta:editing-duration>
    <meta:editing-cycles>2</meta:editing-cycles>
    <meta:document-statistic meta:table-count="0" meta:image-count="0" meta:object-count="0" meta:page-count="3" meta:paragraph-count="67" meta:word-count="319" meta:character-count="2111"/>
  </office:meta>
</office:document-meta>
</file>